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428cm" fo:margin-left="0.626cm" table:align="left" style:writing-mode="lr-tb"/>
    </style:style>
    <style:style style:name="Tabela1.A" style:family="table-column">
      <style:table-column-properties style:column-width="4.426cm"/>
    </style:style>
    <style:style style:name="Tabela1.B" style:family="table-column">
      <style:table-column-properties style:column-width="7.00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indent="1.27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top="0cm" fo:margin-bottom="0.212cm"/>
    </style:style>
    <style:style style:name="P10" style:family="paragraph" style:parent-style-name="Standard">
      <style:paragraph-properties fo:margin-top="0cm" fo:margin-bottom="0.212cm"/>
      <style:text-properties fo:font-size="10pt" style:font-size-asian="10pt" style:font-size-complex="10pt"/>
    </style:style>
    <style:style style:name="P11" style:family="paragraph" style:parent-style-name="Standard">
      <style:paragraph-properties fo:margin-top="0cm" fo:margin-bottom="0.212cm"/>
      <style:text-properties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 style:master-page-name="Standard">
      <style:paragraph-properties style:page-number="auto"/>
      <style:text-properties fo:color="#000000"/>
    </style:style>
    <style:style style:name="P14" style:family="paragraph" style:parent-style-name="Standard" style:list-style-name="WW8Num3"/>
    <style:style style:name="P15" style:family="paragraph" style:parent-style-name="Standard" style:list-style-name="WW8Num2"/>
    <style:style style:name="P16" style:family="paragraph" style:parent-style-name="Standard">
      <style:text-properties fo:color="#000000"/>
    </style:style>
    <style:style style:name="P17" style:family="paragraph" style:parent-style-name="Standard">
      <style:paragraph-properties fo:margin-top="0cm" fo:margin-bottom="0cm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ista 3 – estrutura de controle: decisão (sala de aula)</text:p>
      <text:p text:style-name="P1"/>
      <text:p text:style-name="Standard">Assunto:</text:p>
      <text:p text:style-name="P5">Variáveis, instruções de entrada e saída de dados, expressões numéricas e estruturas de decis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7"><text:tab/>a.1.1) Dados de entrada</text:p>
      <text:p text:style-name="P7"><text:tab/>a.1.2) Processamento (instruções a serem realizadas)</text:p>
      <text:p text:style-name="P7"><text:tab/>a.1.3) Dados de saída</text:p>
      <text:p text:style-name="P7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34174288" text:style-name="WW8Num3">
        <text:list-item>
          <text:p text:style-name="P14">Chaves</text:p>
          <text:list>
            <text:list-item>
              <text:p text:style-name="P14">Elas delimitam um bloco de instruções (comandos) que estão subordinados a uma cláusula if, else ou else if.</text:p>
            </text:list-item>
            <text:list-item>
              <text:p text:style-name="P14">As instruções delimitadas por um conjunto de chaves deve obrigatoriamente estar identada. Um conjunto de espaços (tab) de avanço.</text:p>
            </text:list-item>
            <text:list-item>
              <text:p text:style-name="P14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14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14">Erros:</text:p>
          <text:list>
            <text:list-item>
              <text:p text:style-name="P14">Verificar se as chaves estão corretas</text:p>
            </text:list-item>
            <text:list-item>
              <text:p text:style-name="P14">Verificar se há teste lógico sem if.</text:p>
            </text:list-item>
          </text:list>
        </text:list-item>
      </text:list>
      <text:p text:style-name="Standard"/>
      <text:p text:style-name="Standard">Exercícios:</text:p>
      <text:p text:style-name="Standard"/>
      <text:p text:style-name="Standard">1) Elaborar um programa para subtrair duas datas, subtrair da data mais recente a mais antiga. Apresentar o resultado, a diferença, em anos, meses e dias. O usuário pode informar as datas em ordem crescente ou decrescente, caberá ao programa fazer a verificação. Considere que os meses possuem 30 dias. Para ler um valor no formato data armazenando-o em três variáveis distintas é possível utilizar o scanf com a seguinte sintaxe:</text:p>
      <text:p text:style-name="Standard"><text:tab/>scanf(“%d/%d/%d”,&amp;dia,&amp;mês,&amp;ano); <text:s/>Observar a barra entre o 1º e o 2º e entre o 2º e o 3º símbolos de % </text:p>
      <text:p text:style-name="Standard"><text:tab/>O usuário digitará a data no formato: 12/12/2008, incluindo as barras, e cada variável terá o seu respectivo valor armazenado.</text:p>
      <text:p text:style-name="P1"/>
      <text:p text:style-name="Standard"><text:soft-page-break/>2) Elaborar um programa para ler o código de um produto e o classificá-lo de acordo com a tabela a seguir:</text:p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código</text:p>
          </table:table-cell>
          <table:table-cell table:style-name="Tabela1.B1" office:value-type="string">
            <text:p text:style-name="P3">classificação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B1" office:value-type="string">
            <text:p text:style-name="P2">Alimento não-perecível</text:p>
          </table:table-cell>
        </table:table-row>
        <table:table-row table:style-name="Tabela1.1">
          <table:table-cell table:style-name="Tabela1.A1" office:value-type="string">
            <text:p text:style-name="P2">2 a 4</text:p>
          </table:table-cell>
          <table:table-cell table:style-name="Tabela1.B1" office:value-type="string">
            <text:p text:style-name="P2">Alimento perecível</text:p>
          </table:table-cell>
        </table:table-row>
        <table:table-row table:style-name="Tabela1.1">
          <table:table-cell table:style-name="Tabela1.A1" office:value-type="string">
            <text:p text:style-name="P2">5 e 6</text:p>
          </table:table-cell>
          <table:table-cell table:style-name="Tabela1.B1" office:value-type="string">
            <text:p text:style-name="P2">Vestuário</text:p>
          </table:table-cell>
        </table:table-row>
        <table:table-row table:style-name="Tabela1.1">
          <table:table-cell table:style-name="Tabela1.A1" office:value-type="string">
            <text:p text:style-name="P2">7</text:p>
          </table:table-cell>
          <table:table-cell table:style-name="Tabela1.B1" office:value-type="string">
            <text:p text:style-name="P2">Higiene pessoal</text:p>
          </table:table-cell>
        </table:table-row>
        <table:table-row table:style-name="Tabela1.1">
          <table:table-cell table:style-name="Tabela1.A1" office:value-type="string">
            <text:p text:style-name="P2">8 a 15</text:p>
          </table:table-cell>
          <table:table-cell table:style-name="Tabela1.B1" office:value-type="string">
            <text:p text:style-name="P2">Limpeza e utensílios domésticos</text:p>
          </table:table-cell>
        </table:table-row>
        <table:table-row table:style-name="Tabela1.1">
          <table:table-cell table:style-name="Tabela1.A1" office:value-type="string">
            <text:p text:style-name="P2">Qualquer outro código (negativo ou positivo)</text:p>
          </table:table-cell>
          <table:table-cell table:style-name="Tabela1.B1" office:value-type="string">
            <text:p text:style-name="P2">Inválido</text:p>
          </table:table-cell>
        </table:table-row>
      </table:table>
      <text:p text:style-name="Standard"/>
      <text:p text:style-name="P4"/>
      <text:p text:style-name="P4">3) Ler dois números inteiros informar: </text:p>
      <text:p text:style-name="P4">a) Se pelo menos deles é divisível por 5.</text:p>
      <text:p text:style-name="P4">b) Se somente um deles é divisível por 5.</text:p>
      <text:p text:style-name="P6">Exemplo: 10 e 15 pelos menos um é divisível por 5.</text:p>
      <text:p text:style-name="P6">Exemplo: 3 e 5 pelos menos um é divisível por 5 e somente um deles é divisível por 5.</text:p>
      <text:p text:style-name="P4">c) Se ambos são pares.</text:p>
      <text:p text:style-name="P4">d) Se pelo menos um deles é ímpar.</text:p>
      <text:p text:style-name="P4">Esses quatro itens podem ser realizados utilizando uma única estrutura if else if encadeada? Por quê?</text:p>
      <text:p text:style-name="P4"><text:tab/></text:p>
      <text:p text:style-name="P4"/>
      <text:p text:style-name="P9">4) Analise o código seguinte, que tem o objetivo de verificar o valor de variáveis </text:p>
      <text:p text:style-name="P11">int main(void)</text:p>
      <text:p text:style-name="P11">{</text:p>
      <text:p text:style-name="P11"><text:s/><text:tab/> <text:s/>int c;</text:p>
      <text:p text:style-name="P9"><text:span text:style-name="T2"><text:tab/></text:span><text:span text:style-name="T1">//comparação 1</text:span></text:p>
      <text:p text:style-name="P10"><text:s/><text:tab/> <text:s/>c=10;</text:p>
      <text:p text:style-name="P10"><text:s/><text:tab/> <text:s/>if (c != 10 || c != 20 || c!= 30)</text:p>
      <text:p text:style-name="P10"><text:s/><text:tab/> <text:s/>{</text:p>
      <text:p text:style-name="P10"><text:tab/> <text:s/><text:tab/> <text:s/>printf("\nc != 10 || c != 20 || c!= 30");</text:p>
      <text:p text:style-name="P10"><text:tab/> <text:s/>}</text:p>
      <text:p text:style-name="P10"><text:tab/>//comparação 2</text:p>
      <text:p text:style-name="P10"><text:s text:c="2"/><text:tab/> <text:s/>c=50;</text:p>
      <text:p text:style-name="P10"><text:s/><text:tab/> <text:s/>if (c != 10 || c != 20 || c!= 30)</text:p>
      <text:p text:style-name="P10"><text:s/><text:tab/> <text:s/>{</text:p>
      <text:p text:style-name="P10"><text:tab/> <text:s/><text:tab/> <text:s/>printf("\nc != 10 || c != 20 || c!= 30");</text:p>
      <text:p text:style-name="P10"><text:tab/> <text:s/>}</text:p>
      <text:p text:style-name="P10"><text:tab/>//comparação 3</text:p>
      <text:p text:style-name="P9"><text:soft-page-break/><text:span text:style-name="T1"><text:s/><text:tab/> <text:s/></text:span><text:span text:style-name="T2">c=10;</text:span></text:p>
      <text:p text:style-name="P11"><text:s/><text:tab/> <text:s/>if (c != 10 &amp;&amp; c != 20 &amp;&amp; c!= 30)</text:p>
      <text:p text:style-name="P11"><text:s/><text:tab/> <text:s/>{</text:p>
      <text:p text:style-name="P11"><text:tab/> <text:s/><text:tab/> <text:s/>printf("\nc != 10 &amp;&amp; c != 20 &amp;&amp; c!= 30");</text:p>
      <text:p text:style-name="P9"><text:span text:style-name="T2"><text:tab/> <text:s/></text:span><text:span text:style-name="T1">}</text:span></text:p>
      <text:p text:style-name="P10"><text:tab/>//comparação 4</text:p>
      <text:p text:style-name="P10"><text:s/><text:tab/> <text:s/>c=50;</text:p>
      <text:p text:style-name="P10"><text:s/><text:tab/> <text:s/>if (c != 10 &amp;&amp; c != 20 &amp;&amp; c!= 30)</text:p>
      <text:p text:style-name="P10"><text:s/><text:tab/> <text:s/>{</text:p>
      <text:p text:style-name="P10"><text:tab/> <text:s/><text:tab/> <text:s/>printf("\nc != 10 &amp;&amp; c != 20 &amp;&amp; c!= 30");</text:p>
      <text:p text:style-name="P10"><text:tab/> <text:s/>}</text:p>
      <text:p text:style-name="P10">}</text:p>
      <text:p text:style-name="Standard"><text:tab/>Quais das comparações correspondem ao critério solicitado, ou seja, quais mensagens serão impressas? Por quê?</text:p>
      <text:p text:style-name="P4"/>
      <text:p text:style-name="P4"/>
      <text:p text:style-name="Standard">5) Ler um número inteiro. </text:p>
      <text:p text:style-name="Standard">Se o número lido é par:</text:p>
      <text:list xml:id="list34171982" text:style-name="WW8Num2">
        <text:list-item>
          <text:p text:style-name="P15">Obter e mostrar a quantidade de dezenas que esse número possui. </text:p>
        </text:list-item>
        <text:list-item>
          <text:p text:style-name="P15">Dividir o resto, retiradas as dezenas, por 3 e mostrar somente a parte inteira do resultado dessa divisão.</text:p>
        </text:list-item>
        <text:list-item>
          <text:p text:style-name="P15">Somar os dígitos do número lido e mostrar.</text:p>
        </text:list-item>
      </text:list>
      <text:p text:style-name="P7">Por exemplo:</text:p>
      <text:p text:style-name="P7">Informado: 125</text:p>
      <text:p text:style-name="P7">Dezenas: 12</text:p>
      <text:p text:style-name="P7">Divisão: 5 (o resto) dividido por 3</text:p>
      <text:p text:style-name="P7">Parte inteira: 2</text:p>
      <text:p text:style-name="P7">Soma dos dígitos de 125: 8 (1+2+5)</text:p>
      <text:p text:style-name="P4">Se o número lido é impar, verificar se o mesmo é:</text:p>
      <text:p text:style-name="P4"><text:tab/>a) maior que 10, se for mostrar a sua raiz quadrada;</text:p>
      <text:p text:style-name="P8">b) menor ou igual a 10, mostrar a divisão real (<text:span text:style-name="T3">float</text:span>) do mesmo por 3.</text:p>
      <text:p text:style-name="Standard"/>
      <text:p text:style-name="Standard"/>
      <text:p text:style-name="Standard">6) Ler um número inteiro verificar se o mesmo possui até 4 dígitos</text:p>
      <text:p text:style-name="Standard"><text:tab/>a) Se sim, separar os dígitos desse número e mostrá-los em linhas distintas com a indicação do dígito.</text:p>
      <text:p text:style-name="P7">Por exemplo:</text:p>
      <text:p text:style-name="P7">Lido o número: 1234</text:p>
      <text:p text:style-name="P7">Mostrar: </text:p>
      <text:p text:style-name="P7">1º - 1</text:p>
      <text:p text:style-name="P7">2º - 2</text:p>
      <text:p text:style-name="P7">3º - 3</text:p>
      <text:p text:style-name="P7">4º - 4</text:p>
      <text:p text:style-name="P12"><text:soft-page-break/><text:tab/>b) se o número possui mais de 4 dígitos, dividi-lo por 0.345 e mostrar a parte inteira e a parte decimal como um inteiro de três dígitos separadamente.</text:p>
      <text:p text:style-name="P12"><text:tab/>Lido o número: 123456</text:p>
      <text:p text:style-name="P12"><text:tab/>Mostrar:</text:p>
      <text:p text:style-name="P12"><text:tab/>Parte inteira: 357843</text:p>
      <text:p text:style-name="P12"><text:tab/>Parte decimal: 478</text:p>
      <text:p text:style-name="Standard"/>
      <text:p text:style-name="Standard">7) O código a seguir tem o objetivo de obter o resto da divisão do número maior pelo menor informados e informar que não é possível realizar a divisão se o divisor é zero. Faça os ajustes necessários para que esses objetivos sejam alcançados</text:p>
      <text:p text:style-name="P17"/>
      <text:p text:style-name="P17"># include &lt;stdio&gt;</text:p>
      <text:p text:style-name="P17"/>
      <text:p text:style-name="P17">int main(void)</text:p>
      <text:p text:style-name="P17">{</text:p>
      <text:p text:style-name="P17"><text:s text:c="3"/>float Num1;</text:p>
      <text:p text:style-name="P17"><text:s text:c="3"/>int Num2;</text:p>
      <text:p text:style-name="P17"><text:s text:c="3"/>int Resto;</text:p>
      <text:p text:style-name="P17"/>
      <text:p text:style-name="P17"><text:s text:c="3"/>printf(“Informe o primeiro valor: “);</text:p>
      <text:p text:style-name="P17"><text:s text:c="3"/>scanf(%d”,Num1);</text:p>
      <text:p text:style-name="P17"><text:s text:c="3"/>printf(“Informe o segundo valor: “)</text:p>
      <text:p text:style-name="P17"><text:s text:c="3"/>scanf(%d”,Num2);</text:p>
      <text:p text:style-name="P17"><text:s text:c="2"/></text:p>
      <text:p text:style-name="P17"><text:s text:c="3"/>if(Num1 &gt; Num2)</text:p>
      <text:p text:style-name="P17"><text:s text:c="2"/>{</text:p>
      <text:p text:style-name="P17"><text:s text:c="4"/>Resto = Num1 % Num2;</text:p>
      <text:p text:style-name="P17"><text:s text:c="2"/>}</text:p>
      <text:p text:style-name="P17"><text:s text:c="2"/>else</text:p>
      <text:p text:style-name="P17"><text:s text:c="2"/>{</text:p>
      <text:p text:style-name="P17"><text:s text:c="4"/>Resto = Num2 % Num1;</text:p>
      <text:p text:style-name="P17"><text:s text:c="2"/>}</text:p>
      <text:p text:style-name="P17"><text:s text:c="2"/>else if (Num1 || Num2 == 0)</text:p>
      <text:p text:style-name="P17"><text:s text:c="2"/>{</text:p>
      <text:p text:style-name="P17"><text:s/><text:tab/>printf(“Não é possível realizar divisão por zero”);</text:p>
      <text:p text:style-name="P17"><text:s text:c="2"/>}</text:p>
      <text:p text:style-name="P17"><text:s text:c="2"/></text:p>
      <text:p text:style-name="P17"><text:s text:c="2"/>printf(“O resto da divisão é %f\n”,Resto);</text:p>
      <text:p text:style-name="P17"/>
      <text:p text:style-name="P17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6 – estrutura de controle: decisão (final do assunto)</dc:title>
    <meta:initial-creator>Beatriz</meta:initial-creator>
    <meta:creation-date>2010-03-28T11:47:00</meta:creation-date>
    <dc:creator>Beatriz </dc:creator>
    <dc:date>2012-02-04T14:11:09.31</dc:date>
    <meta:editing-cycles>32</meta:editing-cycles>
    <meta:editing-duration>PT04H29M14S</meta:editing-duration>
    <meta:generator>BrOffice.org/3.2$Win32 OpenOffice.org_project/320m18$Build-9502</meta:generator>
    <meta:document-statistic meta:table-count="1" meta:image-count="0" meta:object-count="0" meta:page-count="4" meta:paragraph-count="133" meta:word-count="894" meta:character-count="4959"/>
  </office:meta>
</office:document-meta>
</file>